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85cm"/>
    </style:style>
    <style:style style:name="gr2" style:family="graphic" style:parent-style-name="standard">
      <style:graphic-properties draw:stroke="none" svg:stroke-color="#000000" draw:fill="none" draw:fill-color="#ffffff" fo:min-height="5.697cm"/>
    </style:style>
    <style:style style:name="gr3" style:family="graphic" style:parent-style-name="standard">
      <style:graphic-properties draw:stroke="none" svg:stroke-color="#000000" draw:fill="none" draw:fill-color="#ffffff" fo:min-height="2.95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0.95cm"/>
    </style:style>
    <style:style style:name="gr6"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7" style:family="graphic" style:parent-style-name="standard">
      <style:graphic-properties draw:stroke="none" svg:stroke-color="#000000" draw:fill="none" draw:fill-color="#ffffff" fo:min-height="3.25cm"/>
    </style:style>
    <style:style style:name="gr8" style:family="graphic" style:parent-style-name="standard">
      <style:graphic-properties draw:stroke="none" svg:stroke-color="#000000" draw:fill="none" draw:fill-color="#ffffff" fo:min-height="3.15cm"/>
    </style:style>
    <style:style style:name="gr9" style:family="graphic" style:parent-style-name="standard">
      <style:graphic-properties draw:stroke="none" svg:stroke-color="#000000" draw:fill="none" draw:fill-color="#ffffff" fo:min-height="4.985cm"/>
    </style:style>
    <style:style style:name="gr10" style:family="graphic" style:parent-style-name="standard">
      <style:graphic-properties draw:stroke="none" svg:stroke-color="#000000" draw:fill="none" draw:fill-color="#ffffff" fo:min-height="2.75cm"/>
    </style:style>
    <style:style style:name="gr11" style:family="graphic" style:parent-style-name="standard">
      <style:graphic-properties draw:stroke="none" svg:stroke-color="#000000" draw:fill="none" draw:fill-color="#ffffff" fo:min-height="2.55cm"/>
    </style:style>
    <style:style style:name="P1" style:family="paragraph">
      <style:paragraph-properties fo:text-align="center"/>
    </style:style>
    <style:style style:name="P2" style:family="paragraph">
      <style:paragraph-properties fo:text-align="center"/>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3" style:family="paragraph">
      <style:paragraph-properties fo:text-align="start"/>
    </style:style>
    <style:style style:name="P4" style:family="paragraph">
      <style:paragraph-properties fo:line-height="100%" fo:text-align="start"/>
    </style:style>
    <style:style style:name="P5" style:family="paragraph">
      <style:paragraph-properties fo:line-height="100%" fo:text-align="start"/>
      <style:text-properties fo:font-size="11pt" style:font-size-asian="11pt" style:font-size-complex="11pt"/>
    </style:style>
    <style:style style:name="T1"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2.1cm" svg:x="1cm" svg:y="1.1cm">
          <draw:text-box>
            <text:p text:style-name="P1"><text:span text:style-name="T1">Cahier des charges : </text:span></text:p>
          </draw:text-box>
        </draw:frame>
        <draw:frame draw:style-name="gr2" draw:layer="layout" svg:width="19cm" svg:height="5.947cm" svg:x="1cm" svg:y="3.3cm">
          <draw:text-box>
            <text:p>Dans le cadre d'un projet en JAVA nous devions créer une banque d'images et pour cela nous disposions de 5 semaines.</text:p>
            <text:p/>
            <text:p>Dans le cadre de ce projet, nous devions respecter certains critères, tels qu’avoir une Interface graphique, une structure de données, une architecture d'application, des données pour faire des tests et enfin tout ce qui est gestion projet(cahier des charges, suivi, etc...)</text:p>
          </draw:text-box>
        </draw:frame>
        <draw:frame draw:style-name="gr3" draw:layer="layout" svg:width="19cm" svg:height="3.2cm" svg:x="1cm" svg:y="10.2cm">
          <draw:text-box>
            <text:p>Le but de notre application est de pouvoir visualiser différentes images et de pouvoirs les trier selon leur taille, leur nom ou les tags qui leurs sont associés.</text:p>
          </draw:text-box>
        </draw:frame>
      </draw:page>
      <draw:page draw:name="page2" draw:style-name="dp1" draw:master-page-name="Standard">
        <draw:rect draw:style-name="gr4" draw:text-style-name="P1" draw:layer="layout" svg:width="11.5cm" svg:height="7cm" svg:x="6.4cm" svg:y="6.5cm">
          <text:p text:style-name="P1">Huit images miniature <text:s/></text:p>
        </draw:rect>
        <draw:rect draw:style-name="gr4" draw:text-style-name="P3" draw:layer="layout" svg:width="12.9cm" svg:height="1cm" svg:x="5cm" svg:y="5.5cm">
          <text:p text:style-name="P1">Barre de recherche</text:p>
        </draw:rect>
        <draw:rect draw:style-name="gr4" draw:text-style-name="P1" draw:layer="layout" svg:width="1.4cm" svg:height="7cm" svg:x="5cm" svg:y="6.5cm">
          <text:p text:style-name="P1"><text:span text:style-name="T2">Barre</text:span></text:p>
          <text:p text:style-name="P1"><text:span text:style-name="T2">de</text:span></text:p>
          <text:p text:style-name="P1"><text:span text:style-name="T2">tri </text:span><text:s/></text:p>
        </draw:rect>
        <draw:rect draw:style-name="gr4" draw:text-style-name="P5" draw:layer="layout" svg:width="12.9cm" svg:height="0.9cm" draw:transform="skewX (0.0022689280275922) rotate (0.0019198621771934) translate (5cm 13.525cm)">
          <text:p text:style-name="P4"><text:span text:style-name="T3"><text:s/></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4"/>→</text:span><text:span text:style-name="T3"> </text:span></text:p>
        </draw:rect>
        <draw:frame draw:style-name="gr5" draw:layer="layout" svg:width="5.9cm" svg:height="1.2cm" svg:x="1.4cm" svg:y="4.3cm">
          <draw:text-box>
            <text:p>Première vue :</text:p>
          </draw:text-box>
        </draw:frame>
        <draw:frame draw:style-name="gr5" draw:layer="layout" svg:width="18cm" svg:height="1.2cm" svg:x="1cm" svg:y="16.3cm">
          <draw:text-box>
            <text:p>Lorsque l'on clique sur une des huit images : </text:p>
          </draw:text-box>
        </draw:frame>
        <draw:rect draw:style-name="gr4" draw:text-style-name="P1" draw:layer="layout" svg:width="12.9cm" svg:height="6.6cm" svg:x="4.9cm" svg:y="17.8cm">
          <text:p text:style-name="P1">Images taille réelle </text:p>
        </draw:rect>
        <draw:frame draw:style-name="gr6" draw:layer="layout" svg:width="0.502cm" svg:height="1.204cm" svg:x="1.059cm" svg:y="25.7cm">
          <draw:text-box>
            <text:p/>
          </draw:text-box>
        </draw:frame>
        <draw:frame draw:style-name="gr7" draw:layer="layout" svg:width="19cm" svg:height="3.5cm" svg:x="1cm" svg:y="25.3cm">
          <draw:text-box>
            <text:p>Barre de tri :</text:p>
            <text:p/>
            <text:p><text:span text:style-name="T5">- tri par taille</text:span></text:p>
            <text:p><text:span text:style-name="T5"/></text:p>
            <text:p><text:span text:style-name="T5">- tri par couleur dominante</text:span></text:p>
          </draw:text-box>
        </draw:frame>
        <draw:frame draw:style-name="gr8" draw:layer="layout" svg:width="19cm" svg:height="3.4cm" svg:x="1cm" svg:y="1cm">
          <draw:text-box>
            <text:p>Voilà notre première idée. Nous avons commencé à programmer <text:s/>avec cette idée en tête.</text:p>
            <text:p/>
          </draw:text-box>
        </draw:frame>
      </draw:page>
      <draw:page draw:name="page3" draw:style-name="dp1" draw:master-page-name="Standard">
        <draw:frame draw:style-name="gr9" draw:layer="layout" svg:width="19cm" svg:height="5.235cm" svg:x="1cm" svg:y="1cm">
          <draw:text-box>
            <text:p>Mais nous avons vite eu d'autres idées, nous avons rajoutaient un trie par format et un trie par nom d'image, la barre de recherche est devenues une recherche par tags. De plus quand nous agrandissons l'image nous pouvons la noter et nous pouvons rajouter des tags.</text:p>
            <text:p><text:s/></text:p>
            <text:p><text:s/></text:p>
          </draw:text-box>
        </draw:frame>
        <draw:rect draw:style-name="gr4" draw:text-style-name="P1" draw:layer="layout" svg:width="11.5cm" svg:height="7cm" svg:x="6.2cm" svg:y="8.3cm">
          <text:p text:style-name="P1">Huit images miniature <text:s/></text:p>
        </draw:rect>
        <draw:rect draw:style-name="gr4" draw:text-style-name="P3" draw:layer="layout" svg:width="12.9cm" svg:height="1cm" svg:x="4.8cm" svg:y="7.3cm">
          <text:p text:style-name="P1">Recherche par tags</text:p>
        </draw:rect>
        <draw:rect draw:style-name="gr4" draw:text-style-name="P1" draw:layer="layout" svg:width="1.4cm" svg:height="7cm" svg:x="4.8cm" svg:y="8.3cm">
          <text:p text:style-name="P1"><text:span text:style-name="T2">Barre</text:span></text:p>
          <text:p text:style-name="P1"><text:span text:style-name="T2">de</text:span></text:p>
          <text:p text:style-name="P1"><text:span text:style-name="T2">tri </text:span><text:s/></text:p>
        </draw:rect>
        <draw:rect draw:style-name="gr4" draw:text-style-name="P5" draw:layer="layout" svg:width="12.9cm" svg:height="0.9cm" draw:transform="skewX (0.0022689280275922) rotate (0.0019198621771934) translate (4.8cm 15.325cm)">
          <text:p text:style-name="P4"><text:span text:style-name="T3"><text:s text:c="15"/></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10"/>→</text:span><text:span text:style-name="T3"> </text:span></text:p>
        </draw:rect>
        <draw:frame draw:style-name="gr5" draw:layer="layout" svg:width="5.9cm" svg:height="1.2cm" svg:x="1.2cm" svg:y="6.1cm">
          <draw:text-box>
            <text:p>Première vue :</text:p>
          </draw:text-box>
        </draw:frame>
        <draw:frame draw:style-name="gr5" draw:layer="layout" svg:width="18cm" svg:height="1.2cm" svg:x="0.8cm" svg:y="18.1cm">
          <draw:text-box>
            <text:p>Lorsque l'on clique sur une des huit images : </text:p>
          </draw:text-box>
        </draw:frame>
        <draw:rect draw:style-name="gr4" draw:text-style-name="P1" draw:layer="layout" svg:width="11.5cm" svg:height="7cm" svg:x="6.4cm" svg:y="20.2cm">
          <text:p text:style-name="P1">Images taille canvas </text:p>
        </draw:rect>
        <draw:rect draw:style-name="gr4" draw:text-style-name="P3" draw:layer="layout" svg:width="12.9cm" svg:height="1cm" svg:x="5cm" svg:y="19.2cm">
          <text:p text:style-name="P1">Ajout de tags</text:p>
        </draw:rect>
        <draw:rect draw:style-name="gr4" draw:text-style-name="P1" draw:layer="layout" svg:width="1.4cm" svg:height="7cm" svg:x="5cm" svg:y="20.2cm">
          <text:p text:style-name="P1"><text:span text:style-name="T2">Barre</text:span></text:p>
          <text:p text:style-name="P1"><text:span text:style-name="T2">de</text:span></text:p>
          <text:p text:style-name="P1"><text:span text:style-name="T2">tri </text:span><text:s/></text:p>
        </draw:rect>
        <draw:rect draw:style-name="gr4" draw:text-style-name="P5" draw:layer="layout" svg:width="12.9cm" svg:height="0.9cm" draw:transform="skewX (0.0022689280275922) rotate (0.0019198621771934) translate (5cm 27.225cm)">
          <text:p text:style-name="P4"><text:span text:style-name="T4"><text:tab/></text:span><text:span text:style-name="T4"><text:tab/></text:span><text:span text:style-name="T4"><text:tab/></text:span><text:span text:style-name="T4"><text:tab/></text:span><text:span text:style-name="T4"> </text:span><text:span text:style-name="T4">Note sur 5 </text:span><text:span text:style-name="T4"><text:tab/></text:span><text:span text:style-name="T4"><text:tab/></text:span><text:span text:style-name="T4"><text:tab/></text:span><text:span text:style-name="T4"><text:tab/></text:span><text:span text:style-name="T4"> <text:s text:c="3"/></text:span></text:p>
        </draw:rect>
      </draw:page>
      <draw:page draw:name="page4" draw:style-name="dp1" draw:master-page-name="Standard">
        <draw:frame draw:style-name="gr10" draw:layer="layout" svg:width="19cm" svg:height="3.099cm" svg:x="1cm" svg:y="1cm">
          <draw:text-box>
            <text:p>Nous avons choisi de perdre du temps au lancement de l'application pour charger toute les images à la fois,car au final cela nous permet de gagner du temps pour tout le reste( recherche trie etc...)</text:p>
          </draw:text-box>
        </draw:frame>
        <draw:frame draw:style-name="gr11" draw:layer="layout" svg:width="19cm" svg:height="2.8cm" svg:x="1cm" svg:y="5cm">
          <draw:text-box>
            <text:p>Pour finir nous avons ajouté un bouton ajouter_image qui permet d'ajouter manuellement une image à notre banque d'imag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3-25T14:08:03.14</meta:creation-date>
    <dc:date>2018-05-03T19:52:57.53</dc:date>
    <meta:editing-duration>PT5H47M56S</meta:editing-duration>
    <meta:editing-cycles>15</meta:editing-cycles>
    <meta:generator>OpenOffice/4.1.3$Win32 OpenOffice.org_project/413m1$Build-9783</meta:generator>
    <meta:document-statistic meta:object-count="26"/>
  </office:meta>
</office:document-meta>
</file>